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00000000C0000000C889B7B92.gif" manifest:media-type=""/>
  <manifest:file-entry manifest:full-path="Pictures/100000000000040000000300A89C4DD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os-subtitle">
      <style:graphic-properties draw:fill-color="#ffffff" fo:min-height="17.685cm"/>
    </style:style>
    <style:style style:name="pr2" style:family="presentation" style:parent-style-name="eos-notes">
      <style:graphic-properties draw:fill-color="#ffffff" draw:auto-grow-height="true" fo:min-height="13.365cm"/>
    </style:style>
    <style:style style:name="pr3" style:family="presentation" style:parent-style-name="eos-subtitle">
      <style:graphic-properties draw:fill-color="#ffffff" draw:auto-grow-height="true" fo:min-height="13.86cm"/>
    </style:style>
    <style:style style:name="pr4" style:family="presentation" style:parent-style-name="eos-title">
      <style:graphic-properties fo:min-height="3.256cm"/>
    </style:style>
    <style:style style:name="pr5" style:family="presentation" style:parent-style-name="eos-notes">
      <style:graphic-properties draw:fill-color="#ffffff" fo:min-height="13.114cm"/>
    </style:style>
    <style:style style:name="pr6" style:family="presentation" style:parent-style-name="eos-subtitle">
      <style:graphic-properties draw:fill-color="#ffffff" fo:min-height="13.609cm"/>
    </style:style>
    <style:style style:name="pr7" style:family="presentation" style:parent-style-name="eos-title">
      <style:graphic-properties fo:min-height="3.506cm"/>
    </style:style>
    <style:style style:name="pr8" style:family="presentation" style:parent-style-name="eos-subtitle">
      <style:graphic-properties draw:fill-color="#ffffff" fo:min-height="12.18cm"/>
    </style:style>
    <style:style style:name="pr9" style:family="presentation" style:parent-style-name="eos-notes">
      <style:graphic-properties draw:fill-color="#ffffff" fo:min-height="13.364cm"/>
    </style:style>
    <style:style style:name="co1" style:family="table-column">
      <style:table-column-properties style:column-width="8.815cm" style:use-optimal-column-width="false"/>
    </style:style>
    <style:style style:name="co2" style:family="table-column">
      <style:table-column-properties style:column-width="8.818cm" style:use-optimal-column-width="false"/>
    </style:style>
    <style:style style:name="ro1" style:family="table-row">
      <style:table-row-properties style:row-height="1.38cm"/>
    </style:style>
    <style:style style:name="ro2" style:family="table-row">
      <style:table-row-properties style:row-height="1.382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3" style:family="paragraph">
      <style:paragraph-properties fo:text-align="start"/>
      <style:text-properties fo:font-family="'Courier New'" style:font-family-generic="modern" style:font-pitch="fixed" fo:font-size="18pt" style:font-size-asian="18pt" style:font-size-complex="18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family="Courier&lt;" style:font-family-generic="modern" style:font-pitch="fixed" fo:font-size="24pt" style:font-size-asian="24pt" style:font-size-complex="24pt"/>
    </style:style>
    <style:style style:name="T2" style:family="text">
      <style:text-properties fo:font-family="'Courier New'" style:font-family-generic="modern" style:font-pitch="fixed" fo:font-size="24pt" style:font-size-asian="24pt" style:font-size-complex="24pt"/>
    </style:style>
    <style:style style:name="T3" style:family="text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color="#ffffff" style:text-outline="false" style:text-line-through-style="none" fo:font-family="'Courier New'" style:font-family-generic="modern" style:font-pitch="fixed" fo:font-size="24pt" fo:font-style="normal" fo:text-shadow="1pt 1pt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Verdana" style:font-family-generic="swiss" style:font-pitch="variable" fo:font-size="24pt" fo:font-style="normal" fo:text-shadow="1pt 1pt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fo:font-family="'Courier New'" style:font-family-generic="modern" style:font-pitch="fixed" fo:font-size="18pt" fo:font-style="normal" fo:text-shadow="1pt 1pt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1-2015 Jacques Berger</presentation:footer-decl>
      <draw:page draw:name="page1" draw:style-name="dp1" draw:master-page-name="eos" presentation:presentation-page-layout-name="AL1T32" presentation:use-footer-name="ftr1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NF2005 – Programmation web</text:p>
            <text:p/>
            <text:p>Introduction à HTML</text:p>
            <text:p/>
            <text:p>Jacques Ber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eos" presentation:presentation-page-layout-name="AL2T0" presentation:use-footer-name="ftr1">
        <office:forms form:automatic-focus="false" form:apply-design-mode="false"/>
        <draw:frame presentation:style-name="pr3" draw:text-style-name="P1" draw:layer="layout" svg:width="25.199cm" svg:height="13.86cm" svg:x="1.4cm" svg:y="4.914cm" presentation:class="subtitle">
          <draw:text-box>
            <text:p text:style-name="P1">Introduire les éléments de base d'HTML</text:p>
          </draw:text-box>
        </draw:frame>
        <draw:frame presentation:style-name="pr4" draw:text-style-name="P1" draw:layer="layout" svg:width="25.199cm" svg:height="3.256cm" svg:x="1.4cm" svg:y="0.962cm" presentation:class="title">
          <draw:text-box>
            <text:p text:style-name="P1">Objectif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rérequi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Aucu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La balis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balises disent au fureteur comment interpréter le contenu du document</text:p>
            <text:p text:style-name="P1"/>
            <text:p text:style-name="P1">Syntaxe</text:p>
            <text:p text:style-name="P1"><text:tab/><text:span text:style-name="T1">&lt;nom_de_balise&gt;contenu&lt;/nom_de_balis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Document 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Un document HTML possède deux parties distinctes :</text:p>
            <text:p text:style-name="P1"><text:tab/>L'entête du document</text:p>
            <text:p text:style-name="P1"><text:tab/>Le corps du docu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Document 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'entête contient de l'information sur les données qui sont contenues dans le corps du document.</text:p>
            <text:p text:style-name="P1"/>
            <text:p text:style-name="P1">Ex. </text:p>
            <text:p text:style-name="P1"><text:tab/>Le titre du document</text:p>
            <text:p text:style-name="P1"><text:tab/>L'encodage de caractères des 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tructure de base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1"><text:span text:style-name="T2">&lt;html&gt;</text:span></text:p>
            <text:p text:style-name="P1"><text:span text:style-name="T2"><text:s text:c="3"/></text:span><text:span text:style-name="T2">&lt;head&gt;</text:span></text:p>
            <text:p text:style-name="P1"><text:span text:style-name="T2"><text:s text:c="6"/></text:span><text:span text:style-name="T2">&lt;title&gt;Le titre du document&lt;/title&gt;</text:span></text:p>
            <text:p text:style-name="P1"><text:span text:style-name="T2"><text:s text:c="3"/></text:span><text:span text:style-name="T2">&lt;/head&gt;</text:span></text:p>
            <text:p text:style-name="P1"><text:span text:style-name="T2"><text:s text:c="3"/></text:span><text:span text:style-name="T2">&lt;body&gt;</text:span></text:p>
            <text:p text:style-name="P1"><text:span text:style-name="T2"><text:s text:c="6"/></text:span><text:span text:style-name="T2">&lt;!-- Le corps du document --&gt;</text:span></text:p>
            <text:p text:style-name="P1"><text:span text:style-name="T2"><text:s text:c="3"/></text:span><text:span text:style-name="T2">&lt;/body&gt;</text:span></text:p>
            <text:p text:style-name="P1"><text:span text:style-name="T2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tructure de bas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tml : Élément racine, contient le document</text:p>
            <text:p text:style-name="P1"/>
            <text:p text:style-name="P1">head : Délimite l'entête du document</text:p>
            <text:p text:style-name="P1"/>
            <text:p text:style-name="P1">title : Contient le titre du docu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tructure de base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body : Délimite le corps du document</text:p>
            <text:p text:style-name="P1"/>
            <text:p text:style-name="P1">&lt;!-- --&gt; : Contient un commentai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articularité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Les identifiants NE sont PAS sensibles à la cass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os" presentation:presentation-page-layout-name="AL2T0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 text:style-name="P1">Particularités</text:p>
          </draw:text-box>
        </draw:frame>
        <draw:frame presentation:style-name="pr8" draw:layer="layout" svg:width="25.199cm" svg:height="12.18cm" svg:x="1.4cm" svg:y="4.914cm" presentation:class="subtitle">
          <draw:text-box>
            <text:p text:style-name="P1"><text:span text:style-name="T3">Tous les caractères d'espacement dans le contenu texte sont </text:span><text:tab/>remplacés par un <text:span text:style-name="T3">espace, même si </text:span><text:tab/>plusieurs caractères <text:span text:style-name="T3">sont juxtapos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aractères réservés</text:p>
          </draw:text-box>
        </draw:frame>
        <draw:frame draw:style-name="standard" draw:layer="layout" svg:width="17.632cm" svg:height="8.281cm" svg:x="4.444cm" svg:y="8.0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aractère</text:p>
              </table:table-cell>
              <table:table-cell>
                <text:p>Valeur HTML</text:p>
              </table:table-cell>
            </table:table-row>
            <table:table-row table:style-name="ro1" table:default-cell-style-name="ce1">
              <table:table-cell>
                <text:p>"</text:p>
              </table:table-cell>
              <table:table-cell>
                <text:p>&amp;quot;</text:p>
              </table:table-cell>
            </table:table-row>
            <table:table-row table:style-name="ro1" table:default-cell-style-name="ce1">
              <table:table-cell>
                <text:p>'</text:p>
              </table:table-cell>
              <table:table-cell>
                <text:p>&amp;apos;</text:p>
              </table:table-cell>
            </table:table-row>
            <table:table-row table:style-name="ro1" table:default-cell-style-name="ce1">
              <table:table-cell>
                <text:p>&amp;</text:p>
              </table:table-cell>
              <table:table-cell>
                <text:p>&amp;amp;</text:p>
              </table:table-cell>
            </table:table-row>
            <table:table-row table:style-name="ro1" table:default-cell-style-name="ce1">
              <table:table-cell>
                <text:p>&lt;</text:p>
              </table:table-cell>
              <table:table-cell>
                <text:p>&amp;lt;</text:p>
              </table:table-cell>
            </table:table-row>
            <table:table-row table:style-name="ro2" table:default-cell-style-name="ce1">
              <table:table-cell>
                <text:p>&gt;</text:p>
              </table:table-cell>
              <table:table-cell>
                <text:p>&amp;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Manipulation du texte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p : Paragraphe</text:p>
            <text:p text:style-name="P1"/>
            <text:p text:style-name="P1"><text:span text:style-name="T4">&lt;p&gt;Ceci est un paragraphe. Je suis d'accord qu'il est un peu court mais c'est quand même un paragraphe.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anipulation du texte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blockquote : Place un paragraphe en retrait, utile pour les citations</text:p>
            <text:p text:style-name="P1"/>
            <text:p text:style-name="P1"><text:span text:style-name="T4">&lt;blockquote&gt;</text:span></text:p>
            <text:p text:style-name="P1"><text:span text:style-name="T4"><text:s text:c="3"/></text:span><text:span text:style-name="T4">&lt;p&gt;Rien ne se perd, rien ne se </text:span></text:p>
            <text:p text:style-name="P1"><text:span text:style-name="T4"><text:s text:c="6"/></text:span><text:span text:style-name="T4">crée, tout est transformation.</text:span></text:p>
            <text:p text:style-name="P1"><text:span text:style-name="T4"><text:s text:c="3"/></text:span><text:span text:style-name="T4">&lt;/p&gt;</text:span></text:p>
            <text:p text:style-name="P1"><text:span text:style-name="T4">&lt;/blockquot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anipulation du text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re : texte préformaté, le contenu ne sera pas modifié par le fureteur</text:p>
            <text:p text:style-name="P1"/>
            <text:p text:style-name="P1"><text:span text:style-name="T4">&lt;pre&gt;</text:span></text:p>
            <text:p text:style-name="P1"><text:span text:style-name="T4">Ici, <text:s text:c="3"/>le fureteur</text:span></text:p>
            <text:p text:style-name="P1"><text:span text:style-name="T4"/></text:p>
            <text:p text:style-name="P1"><text:span text:style-name="T4">ne modifiera <text:s text:c="4"/>pas <text:s text:c="2"/>le texte. Les caractères</text:span></text:p>
            <text:p text:style-name="P1"><text:span text:style-name="T4">d'espacement seront réprésentés <text:s text:c="4"/>de cette</text:span></text:p>
            <text:p text:style-name="P1"><text:span text:style-name="T4"/></text:p>
            <text:p text:style-name="P1"><text:span text:style-name="T4">façon <text:s text:c="3"/>.</text:span></text:p>
            <text:p text:style-name="P1"><text:span text:style-name="T4">&lt;/pr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anipulation du text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orsqu'on veut forcer plusieurs espaces consécutifs, on peut utiliser &amp;nbsp;</text:p>
            <text:p text:style-name="P1"/>
            <text:p text:style-name="P1"><text:span text:style-name="T4">&lt;p&gt;Ainsi, on obtient &amp;nbsp;&amp;nbsp;&amp;nbsp; 3 espaces consécutifs.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List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2 types de liste</text:p>
            <text:p text:style-name="P1"><text:tab/>Les listes numérotées</text:p>
            <text:p text:style-name="P1"><text:tab/>Les listes non or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List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ul : liste non ordonnée, avec puce</text:p>
            <text:p text:style-name="P1"/>
            <text:p text:style-name="P1">ol : liste ordonnée, numérotée</text:p>
            <text:p text:style-name="P1"/>
            <text:p text:style-name="P1">li : un élément dans une list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Listes</text:p>
          </draw:text-box>
        </draw:frame>
        <draw:frame presentation:style-name="pr6" draw:text-style-name="P3" draw:layer="layout" svg:width="25.199cm" svg:height="13.609cm" svg:x="1.4cm" svg:y="5.039cm" presentation:class="subtitle">
          <draw:text-box>
            <text:p text:style-name="P1"><text:span text:style-name="T4">&lt;ul&gt;</text:span></text:p>
            <text:p text:style-name="P1"><text:span text:style-name="T4"><text:s text:c="3"/></text:span><text:span text:style-name="T4">&lt;li&gt;INF2005&lt;/li&gt;</text:span></text:p>
            <text:p text:style-name="P1"><text:span text:style-name="T4"><text:s text:c="3"/></text:span><text:span text:style-name="T4">&lt;li&gt;INF3005&lt;/li&gt;</text:span></text:p>
            <text:p text:style-name="P1"><text:span text:style-name="T4"><text:s text:c="3"/></text:span><text:span text:style-name="T4">&lt;li&gt;INF4375&lt;/li&gt;</text:span></text:p>
            <text:p text:style-name="P1"><text:span text:style-name="T4">&lt;/ul&gt;</text:span></text:p>
            <text:p text:style-name="P1"><text:span text:style-name="T4"/></text:p>
            <text:p text:style-name="P1"><text:span text:style-name="T4">&lt;ol&gt;</text:span></text:p>
            <text:p text:style-name="P1"><text:span text:style-name="T4"><text:s text:c="3"/></text:span><text:span text:style-name="T4">&lt;li&gt;Programmation web&lt;/li&gt;</text:span></text:p>
            <text:p text:style-name="P1"><text:span text:style-name="T4"><text:s text:c="3"/></text:span><text:span text:style-name="T4">&lt;li&gt;Programmation web avancée&lt;/li&gt;</text:span></text:p>
            <text:p text:style-name="P1"><text:span text:style-name="T4"><text:s text:c="3"/></text:span><text:span text:style-name="T4">&lt;li&gt;Paradigmes des échanges Internet&lt;/li&gt;</text:span></text:p>
            <text:p text:style-name="P1"><text:span text:style-name="T4">&lt;/o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List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a puce des listes non ordonnées peut être changée avec un styl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ableaux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table : crée un tableau</text:p>
            <text:p text:style-name="P1"/>
            <text:p text:style-name="P1">thead : section contenant les en-têtes</text:p>
            <text:p text:style-name="P1"/>
            <text:p text:style-name="P1">tbody : section contenant les données</text:p>
            <text:p text:style-name="P1"/>
            <text:p text:style-name="P1">tfoot : section contenant le pied du tableau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os" presentation:presentation-page-layout-name="AL2T0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 text:style-name="P1">Tableaux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 text:style-name="P1"><text:span text:style-name="T3">tr : crée une rangée dans le tableau</text:span></text:p>
            <text:p text:style-name="P1"/>
            <text:p text:style-name="P1"><text:span text:style-name="T3">th : crée une cellule d'entête dans la rangée</text:span></text:p>
            <text:p text:style-name="P1"/>
            <text:p text:style-name="P1"><text:span text:style-name="T3">td : crée une cellule de donnée dans la </text:span>rangée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ableaux</text:p>
          </draw:text-box>
        </draw:frame>
        <draw:frame presentation:style-name="pr6" draw:text-style-name="P3" draw:layer="layout" svg:width="25.199cm" svg:height="13.609cm" svg:x="1.4cm" svg:y="5.039cm" presentation:class="subtitle" presentation:user-transformed="true">
          <draw:text-box>
            <text:p text:style-name="P1"><text:span text:style-name="T4">&lt;table&gt;</text:span></text:p>
            <text:p text:style-name="P1"><text:span text:style-name="T4"><text:s text:c="2"/></text:span><text:span text:style-name="T4">&lt;thead&gt;</text:span></text:p>
            <text:p text:style-name="P1"><text:span text:style-name="T4"><text:s text:c="4"/></text:span><text:span text:style-name="T4">&lt;tr&gt;</text:span></text:p>
            <text:p text:style-name="P1"><text:span text:style-name="T4"><text:s text:c="6"/></text:span><text:span text:style-name="T4">&lt;th&gt;Année&lt;/th&gt;</text:span></text:p>
            <text:p text:style-name="P1"><text:span text:style-name="T4"><text:s text:c="6"/></text:span><text:span text:style-name="T4">&lt;th&gt;Album&lt;/th&gt;</text:span></text:p>
            <text:p text:style-name="P1"><text:span text:style-name="T4"><text:s text:c="4"/></text:span><text:span text:style-name="T4">&lt;/tr&gt;</text:span></text:p>
            <text:p text:style-name="P1"><text:span text:style-name="T4"><text:s text:c="2"/></text:span><text:span text:style-name="T4">&lt;/thead&gt;</text:span></text:p>
            <text:p text:style-name="P1"><text:span text:style-name="T4"><text:s text:c="2"/></text:span><text:span text:style-name="T4">&lt;tbody&gt;</text:span></text:p>
            <text:p text:style-name="P1"><text:span text:style-name="T4"><text:s text:c="4"/></text:span><text:span text:style-name="T4">&lt;tr&gt;</text:span></text:p>
            <text:p text:style-name="P1"><text:span text:style-name="T4"><text:s text:c="6"/></text:span><text:span text:style-name="T4">&lt;td&gt;1990&lt;/td&gt;</text:span></text:p>
            <text:p text:style-name="P1"><text:span text:style-name="T4"><text:s text:c="6"/></text:span><text:span text:style-name="T4">&lt;td&gt;No Prayer for the Dying&lt;/td&gt;</text:span></text:p>
            <text:p text:style-name="P1"><text:span text:style-name="T4"><text:s text:c="4"/></text:span><text:span text:style-name="T4">&lt;/tr&gt;</text:span></text:p>
            <text:p text:style-name="P1"><text:span text:style-name="T4"><text:s text:c="4"/></text:span><text:span text:style-name="T4">&lt;tr&gt;</text:span></text:p>
            <text:p text:style-name="P1"><text:span text:style-name="T4"><text:s text:c="6"/></text:span><text:span text:style-name="T4">&lt;td&gt;1992&lt;/td&gt;</text:span></text:p>
            <text:p text:style-name="P1"><text:span text:style-name="T4"><text:s text:c="6"/></text:span><text:span text:style-name="T4">&lt;td&gt;Fear of the Dark&lt;/td&gt;</text:span></text:p>
            <text:p text:style-name="P1"><text:span text:style-name="T4"><text:s text:c="4"/></text:span><text:span text:style-name="T4">&lt;/tr&gt;</text:span></text:p>
            <text:p text:style-name="P1"><text:span text:style-name="T4"><text:s text:c="2"/></text:span><text:span text:style-name="T4">&lt;/tbody&gt;</text:span></text:p>
            <text:p text:style-name="P1"><text:span text:style-name="T4">&lt;/tab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Imag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img : Insertion d'une image</text:p>
            <text:p text:style-name="P1"><text:span text:style-name="T5"/></text:p>
            <text:p text:style-name="P1"><text:span text:style-name="T5"/></text:p>
            <text:p text:style-name="P1"><text:span text:style-name="T5">&lt;img src="img/UnderTheFall.jpg" alt="Album"&gt;</text:span></text:p>
            <text:p text:style-name="P1"><text:span text:style-name="T5"/></text:p>
            <text:p text:style-name="P1"><text:span text:style-name="T6">L'attribut alt sert à indiquer ce que le fureteur affichera s'il n'est pas capable de charger l'image</text:span></text:p>
            <text:p text:style-name="P1"><text:span text:style-name="T6"/></text:p>
            <text:p text:style-name="P1"><text:span text:style-name="T6">Il sert également pour l'accessibilité du web (ex. non-voyan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yperlien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a : Le contenu de la balise sera un hyperlien</text:p>
            <text:p text:style-name="P1"/>
            <text:p text:style-name="P1"><text:span text:style-name="T4">&lt;a href="http://www.jberger.org/"&gt;Cliquez ici&lt;/a&gt;</text:span></text:p>
            <text:p text:style-name="P1"><text:span text:style-name="T4"/></text:p>
            <text:p text:style-name="P1"><text:span text:style-name="T4">&lt;a href="http://www.uqam.ca/"&gt;</text:span></text:p>
            <text:p text:style-name="P1"><text:span text:style-name="T4"><text:s text:c="3"/></text:span><text:span text:style-name="T4">&lt;img src="img/uqamlogo.jpg" alt="Logo"&gt;</text:span></text:p>
            <text:p text:style-name="P1"><text:span text:style-name="T4">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yperlien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Un lien vers un courriel</text:p>
            <text:p text:style-name="P1"/>
            <text:p text:style-name="P1">Ouvre le logiciel par défaut pour les courriels</text:p>
            <text:p text:style-name="P1"/>
            <text:p text:style-name="P1"><text:span text:style-name="T4">&lt;a href="mailto:berger.jacques@uqam.ca"&gt;Contactez-moi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yperlien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Un lien interne, dans la même page</text:p>
            <text:p text:style-name="P1"/>
            <text:p text:style-name="P1">Ancre :</text:p>
            <text:p text:style-name="P1"><text:span text:style-name="T4">&lt;a id="css"&gt;CSS&lt;/a&gt;</text:span></text:p>
            <text:p text:style-name="P1"/>
            <text:p text:style-name="P1">Lien vers l'ancre :</text:p>
            <text:p text:style-name="P1"><text:span text:style-name="T4">&lt;a href="#css"&gt;Vers CSS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rtific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r : Insère une ligne horizontale</text:p>
            <text:p text:style-name="P1"/>
            <text:p text:style-name="P1"><text:span text:style-name="T4">&lt;p&gt;Un peu de texte.&lt;/p&gt;</text:span></text:p>
            <text:p text:style-name="P1"><text:span text:style-name="T4">&lt;hr&gt;</text:span></text:p>
            <text:p text:style-name="P1"><text:span text:style-name="T4">&lt;p&gt;Encore un peu de texte.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rtific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balises h1, h2, h3, h4, h5, h6 servent habituellement pour des titres</text:p>
            <text:p text:style-name="P1"/>
            <text:p text:style-name="P1">On leur associe un style car le style par défaut répond rarement aux besoin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Région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div et span</text:p>
            <text:p text:style-name="P1"/>
            <text:p text:style-name="P1">Permettent d'identifier une section du document pour y appliquer un style ou pour la manipuler à l'aide de son identifian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Doctyp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Un document HTML valide permet une meilleure interopérabilité</text:p>
            <text:p text:style-name="P1"/>
            <text:p text:style-name="P1">Du markup non standard nécessite une interprétation spécifique du fure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Doctype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On ajoute un DOCTYPE dans le document pour spécifier explicitement le DTD à utiliser pour valider le document</text:p>
            <text:p text:style-name="P1"/>
            <text:p text:style-name="P1"><text:span text:style-name="T4">&lt;!DOCTYPE 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Doctyp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fureteur ne valide pas le document lors de son interprétation</text:p>
            <text:p text:style-name="P1"/>
            <text:p text:style-name="P1">Le DOCTYPE ne sert qu'à indiquer l'intention du développeur et faciliter l'interprétation de la page par le fureteur</text:p>
            <text:p text:style-name="P1"/>
            <text:p text:style-name="P1">Le DOCTYPE peut également servir au validateur du W3C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Validation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W3C offre un service de validation en ligne :</text:p>
            <text:p text:style-name="P1"/>
            <text:p text:style-name="P1">http://validator.w3.org/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étadonné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métadonnées sont des données sur les données du document</text:p>
            <text:p text:style-name="P1"/>
            <text:p text:style-name="P1">Elles servent au fureteur et peuvent avoir d'autres utilitées</text:p>
            <text:p text:style-name="P1"><text:tab/>ex. Moteur de recherche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Métadonnées</text:p>
          </draw:text-box>
        </draw:frame>
        <draw:frame presentation:style-name="pr6" draw:text-style-name="P3" draw:layer="layout" svg:width="25.199cm" svg:height="13.609cm" svg:x="1.4cm" svg:y="5.038cm" presentation:class="subtitle" presentation:user-transformed="true">
          <draw:text-box>
            <text:p text:style-name="P1"><text:span text:style-name="T4">&lt;head&gt;</text:span></text:p>
            <text:p text:style-name="P1"><text:span text:style-name="T4"><text:s text:c="3"/></text:span><text:span text:style-name="T4">&lt;meta name="description" content="Cours INF2005"&gt;</text:span></text:p>
            <text:p text:style-name="P1"><text:span text:style-name="T4"><text:s text:c="3"/></text:span><text:span text:style-name="T4">&lt;meta name="keywords" <text:s/></text:span></text:p>
            <text:p text:style-name="P1"><text:span text:style-name="T4"><text:s text:c="9"/></text:span><text:span text:style-name="T4">content="HTML,CSS,JavaScript,jQuery"&gt;</text:span></text:p>
            <text:p text:style-name="P1"><text:span text:style-name="T4"><text:s text:c="3"/></text:span><text:span text:style-name="T4">&lt;meta name="author" content="Jacques Berger"&gt;</text:span></text:p>
            <text:p text:style-name="P1"><text:span text:style-name="T4"><text:s text:c="3"/></text:span><text:span text:style-name="T4">&lt;meta charset=</text:span><text:span text:style-name="T7">"utf-8"&gt;</text:span></text:p>
            <text:p text:style-name="P1"><text:span text:style-name="T4"><text:tab/></text:span><text:span text:style-name="T4">&lt;title&gt;Métadonnées&lt;/title&gt;</text:span></text:p>
            <text:p text:style-name="P1"><text:span text:style-name="T4">&lt;/hea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Encodag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premier problème que vous confronterez</text:p>
            <text:p text:style-name="P1"><text:tab/>L'encodage des caract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Encodag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Solutions</text:p>
            <text:p text:style-name="P1"/>
            <text:p text:style-name="P1"><text:tab/>Remplacer tous les caractères spéciaux </text:p>
            <text:p text:style-name="P1"><text:tab/>par leur équivalent (ex. é = &amp;eacute;)</text:p>
            <text:p text:style-name="P1"/>
            <text:p text:style-name="P1"><text:tab/>Spécifier l'encodage dans le docu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Encodag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remplacement des caractères spéciaux</text:p>
            <text:p text:style-name="P1"><text:tab/></text:p>
            <text:p text:style-name="P1"><text:tab/>Très efficace, peu importe la langue du </text:p>
            <text:p text:style-name="P1"><text:tab/>client</text:p>
            <text:p text:style-name="P1"><text:tab/></text:p>
            <text:p text:style-name="P1"><text:tab/>Rend la source du document très difficile </text:p>
            <text:p text:style-name="P1"><text:tab/>à lire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Encodag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Spécifier l'encodage dans le document</text:p>
            <text:p text:style-name="P1"/>
            <text:p text:style-name="P1"><text:tab/>La méthode la plus simple</text:p>
            <text:p text:style-name="P1"/>
            <text:p text:style-name="P1"><text:tab/>Fonctionne uniquement si l'encodage est</text:p>
            <text:p text:style-name="P1"><text:tab/>généralement reconnu par les fureteurs</text:p>
            <text:p text:style-name="P1"/>
            <text:p text:style-name="P1"><text:tab/>Le choix de l'encodage est important</text:p>
            <text:p text:style-name="P1"><text:tab/><text:tab/>L'IETF recommande utf-8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Éditeurs HTM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Quelques éditeurs gratuits</text:p>
            <text:p text:style-name="P1"/>
            <text:p text:style-name="P1"><text:tab/>Aptana Studio</text:p>
            <text:p text:style-name="P1"><text:tab/>NotePad++</text:p>
            <text:p text:style-name="P1"><text:tab/>NetBeans</text:p>
            <text:p text:style-name="P1"><text:tab/>Eclipse</text:p>
            <text:p text:style-name="P1"><text:tab/>Vim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Plus loin...</text:p>
          </draw:text-box>
        </draw:frame>
        <draw:frame presentation:style-name="pr6" draw:text-style-name="P4" draw:layer="layout" svg:width="25.199cm" svg:height="13.609cm" svg:x="1.4cm" svg:y="5.039cm" presentation:class="subtitle">
          <draw:text-box>
            <text:p text:style-name="P1"><text:span text:style-name="T8">HTML</text:span></text:p>
            <text:p text:style-name="P1"><text:span text:style-name="T8"><text:tab/></text:span><text:span text:style-name="T8">http://www.w3.org/TR/html5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 presentation:user-transformed="true">
          <draw:text-box>
            <text:p text:style-name="P1">Balise extraordinair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Maintenant, les balises les plus fantastiques de l'histoire du web : </text:p>
            <text:p text:style-name="P1"><text:tab/>marquee</text:p>
            <text:p text:style-name="P1"><text:tab/>blink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os" xlink:href="Pictures/100000000000040000000300A89C4DD9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eos-background" style:family="presentation">
      <style:graphic-properties draw:stroke="none" draw:fill="bitmap" draw:fill-image-name="eos" draw:fill-image-width="100%" draw:fill-image-height="100%"/>
      <style:text-properties style:letter-kerning="true"/>
    </style:style>
    <style:style style:name="e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os-outline1" style:family="presentation">
      <style:graphic-properties draw:stroke="none" draw:fill="none">
        <text:list-style style:name="eos-outline1">
          <text:list-level-style-image text:level="1" xlink:href="Pictures/100002000000000C0000000C889B7B92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outline2" style:family="presentation" style:parent-style-name="eos-outline1">
      <style:paragraph-properties fo:margin-top="0cm" fo:margin-bottom="0.4cm"/>
      <style:text-properties fo:font-size="28pt" style:font-size-asian="28pt" style:font-size-complex="28pt"/>
    </style:style>
    <style:style style:name="eos-outline3" style:family="presentation" style:parent-style-name="eos-outline2">
      <style:paragraph-properties fo:margin-top="0cm" fo:margin-bottom="0.3cm"/>
      <style:text-properties fo:font-size="24pt" style:font-size-asian="24pt" style:font-size-complex="24pt"/>
    </style:style>
    <style:style style:name="eos-outline4" style:family="presentation" style:parent-style-name="eos-outline3">
      <style:paragraph-properties fo:margin-top="0cm" fo:margin-bottom="0.2cm"/>
      <style:text-properties fo:font-size="20pt" style:font-size-asian="20pt" style:font-size-complex="20pt"/>
    </style:style>
    <style:style style:name="eos-outline5" style:family="presentation" style:parent-style-name="eos-outline4">
      <style:paragraph-properties fo:margin-top="0cm" fo:margin-bottom="0.1cm"/>
      <style:text-properties fo:font-size="20pt" style:font-size-asian="20pt" style:font-size-complex="20pt"/>
    </style:style>
    <style:style style:name="eos-outline6" style:family="presentation" style:parent-style-name="eos-outline5">
      <style:paragraph-properties fo:margin-top="0cm" fo:margin-bottom="0.1cm"/>
      <style:text-properties fo:font-size="20pt" style:font-size-asian="20pt" style:font-size-complex="20pt"/>
    </style:style>
    <style:style style:name="eos-outline7" style:family="presentation" style:parent-style-name="eos-outline6">
      <style:paragraph-properties fo:margin-top="0cm" fo:margin-bottom="0.1cm"/>
      <style:text-properties fo:font-size="20pt" style:font-size-asian="20pt" style:font-size-complex="20pt"/>
    </style:style>
    <style:style style:name="eos-outline8" style:family="presentation" style:parent-style-name="eos-outline7">
      <style:paragraph-properties fo:margin-top="0cm" fo:margin-bottom="0.1cm"/>
      <style:text-properties fo:font-size="20pt" style:font-size-asian="20pt" style:font-size-complex="20pt"/>
    </style:style>
    <style:style style:name="eos-outline9" style:family="presentation" style:parent-style-name="eos-outline8">
      <style:paragraph-properties fo:margin-top="0cm" fo:margin-bottom="0.1cm"/>
      <style:text-properties fo:font-size="20pt" style:font-size-asian="20pt" style:font-size-complex="20pt"/>
    </style:style>
    <style:style style:name="eos-subtitle" style:family="presentation">
      <style:graphic-properties draw:stroke="none" draw:fill="none" draw:textarea-vertical-align="middle">
        <text:list-style style:name="e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title" style:family="presentation">
      <style:graphic-properties draw:stroke="none" draw:fill="none" draw:textarea-vertical-align="middle">
        <text:list-style style:name="e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os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os-backgroundobjects">
      <style:graphic-properties draw:stroke="none" draw:fill="none" draw:fill-color="#ffffff" draw:auto-grow-height="false" fo:min-height="1.449cm"/>
    </style:style>
    <style:style style:name="Mpr5" style:family="presentation" style:parent-style-name="eos-backgroundobjects">
      <style:graphic-properties draw:stroke="none" draw:fill="none" draw:fill-color="#ffffff" draw:auto-grow-height="false" fo:min-height="1.485cm"/>
    </style:style>
    <style:style style:name="Mpr6" style:family="presentation" style:parent-style-name="e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eos" style:page-layout-name="PM1" draw:style-name="Mdp2">
      <draw:frame presentation:style-name="eos-title" draw:layer="backgroundobjects" svg:width="25.199cm" svg:height="3.506cm" svg:x="1.4cm" svg:y="0.837cm" presentation:class="title" presentation:placeholder="true">
        <draw:text-box/>
      </draw:frame>
      <draw:frame presentation:style-name="eo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eos-title" draw:layer="backgroundobjects" svg:width="14.848cm" svg:height="11.136cm" svg:x="3.075cm" svg:y="2.257cm" presentation:class="page"/>
        <draw:frame presentation:style-name="eo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24M48S</meta:editing-duration>
    <meta:editing-cycles>121</meta:editing-cycles>
    <meta:generator>LibreOffice/3.6$MacOSX_x86 LibreOffice_project/5b93205-6e6b3fc-7830f6d-c08ad66-1d9bf4</meta:generator>
    <dc:date>2015-01-18T01:40:56</dc:date>
    <meta:document-statistic meta:object-count="203"/>
  </office:meta>
</office:document-meta>
</file>